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line-height="100%"/>
    </style:style>
    <style:style style:name="P2" style:family="paragraph" style:parent-style-name="Heading_20_2">
      <style:paragraph-properties fo:margin-top="0cm" fo:margin-bottom="0.106cm" style:contextual-spacing="false" fo:line-height="100%" fo:break-before="page"/>
    </style:style>
    <style:style style:name="P3" style:family="paragraph" style:parent-style-name="Heading_20_2">
      <style:paragraph-properties fo:margin-top="0.212cm" fo:margin-bottom="0.106cm" style:contextual-spacing="false" fo:line-height="100%"/>
    </style:style>
    <style:style style:name="P4" style:family="paragraph" style:parent-style-name="List_20_Paragraph" style:list-style-name="WWNum6">
      <style:paragraph-properties fo:margin-top="0cm" fo:margin-bottom="0.282cm" style:contextual-spacing="true" fo:line-height="108%" fo:text-align="start" style:justify-single-word="false" style:punctuation-wrap="simple" style:vertical-align="auto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501cm" fo:text-indent="-0.501cm" style:auto-text-indent="false"/>
    </style:style>
    <style:style style:name="P7" style:family="paragraph" style:parent-style-name="Standard">
      <style:paragraph-properties fo:margin-left="0.501cm" fo:text-indent="-0.501cm" style:auto-text-indent="false"/>
      <style:text-properties style:font-name="Calibri" fo:font-weight="bold" style:font-weight-asian="bold" style:font-name-complex="Calibri2"/>
    </style:style>
    <style:style style:name="P8" style:family="paragraph" style:parent-style-name="Standard">
      <style:paragraph-properties fo:line-height="100%" fo:text-align="center" style:justify-single-word="false"/>
      <style:text-properties style:font-name="Calibri" fo:font-weight="bold" style:font-weight-asian="bold" style:font-name-complex="Calibri2"/>
    </style:style>
    <style:style style:name="P9" style:family="paragraph" style:parent-style-name="Standard">
      <style:paragraph-properties fo:line-height="100%"/>
      <style:text-properties style:font-name="Calibri" fo:font-weight="bold" style:font-weight-asian="bold" style:font-name-complex="Calibri2"/>
    </style:style>
    <style:style style:name="P10" style:family="paragraph" style:parent-style-name="Standard">
      <style:text-properties style:font-name="Calibri" style:font-name-complex="Calibri2" style:font-weight-complex="bold"/>
    </style:style>
    <style:style style:name="P11" style:family="paragraph" style:parent-style-name="Standard">
      <style:text-properties style:font-name="Calibri" style:font-name-complex="Calibri2"/>
    </style:style>
    <style:style style:name="P12" style:family="paragraph" style:parent-style-name="Standard" style:list-style-name="">
      <style:paragraph-properties fo:margin-left="0cm" fo:text-indent="0cm" style:auto-text-indent="false"/>
      <style:text-properties style:font-name="Calibri" style:font-name-complex="Calibri2"/>
    </style:style>
    <style:style style:name="P13" style:family="paragraph" style:parent-style-name="Standard">
      <style:paragraph-properties fo:margin-left="0.501cm"/>
    </style:style>
    <style:style style:name="P14" style:family="paragraph" style:parent-style-name="Standard">
      <style:paragraph-properties fo:margin-top="0cm" fo:margin-bottom="0.423cm" style:contextual-spacing="false" fo:text-indent="0.501cm" style:auto-text-indent="false"/>
    </style:style>
    <style:style style:name="P15" style:family="paragraph" style:parent-style-name="Standard">
      <style:paragraph-properties fo:margin-top="0cm" fo:margin-bottom="0.423cm" style:contextual-spacing="false"/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style:punctuation-wrap="simple" style:vertical-align="auto"/>
      <style:text-properties fo:color="#1f3864" loext:opacity="100%" style:font-name="Calibri" fo:font-size="16pt" fo:font-weight="bold" style:font-size-asian="16pt" style:font-weight-asian="bold" style:font-name-complex="Calibri2" style:font-size-complex="16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P17" style:family="paragraph" style:parent-style-name="Standard">
      <style:paragraph-properties fo:margin-top="0cm" fo:margin-bottom="0.282cm" style:contextual-spacing="false" fo:line-height="108%" fo:text-align="start" style:justify-single-word="false" style:punctuation-wrap="simple" style:vertical-align="auto"/>
    </style:style>
    <style:style style:name="P18" style:family="paragraph" style:parent-style-name="Standard">
      <style:paragraph-properties fo:line-height="108%" fo:text-align="start" style:justify-single-word="false" style:punctuation-wrap="simple" style:vertical-align="auto"/>
    </style:style>
    <style:style style:name="P19" style:family="paragraph" style:parent-style-name="Standard" style:list-style-name="WWNum1"/>
    <style:style style:name="P20" style:family="paragraph" style:parent-style-name="Standard">
      <style:paragraph-properties fo:line-height="100%" fo:text-align="center" style:justify-single-word="false"/>
    </style:style>
    <style:style style:name="P21" style:family="paragraph" style:parent-style-name="Standard">
      <style:text-properties officeooo:rsid="000844e6" officeooo:paragraph-rsid="000844e6"/>
    </style:style>
    <style:style style:name="T1" style:family="text">
      <style:text-properties fo:font-variant="small-caps" style:font-name="Calibri" fo:font-size="18pt" style:letter-kerning="false" style:font-size-asian="18pt" style:font-name-complex="Calibri2" style:font-size-complex="18pt"/>
    </style:style>
    <style:style style:name="T2" style:family="text">
      <style:text-properties fo:font-variant="normal" fo:text-transform="none" style:font-name="Calibri" fo:font-size="18pt" style:letter-kerning="false" style:font-size-asian="18pt" style:font-name-complex="Calibri2" style:font-size-complex="18pt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Calibri" style:font-name-complex="Calibri2" style:font-weight-complex="bold"/>
    </style:style>
    <style:style style:name="T5" style:family="text">
      <style:text-properties style:font-name="Calibri" fo:font-weight="bold" style:font-weight-asian="bold" style:font-name-complex="Calibri2"/>
    </style:style>
    <style:style style:name="T6" style:family="text">
      <style:text-properties style:font-name="Calibri" fo:font-weight="bold" style:font-weight-asian="bold" style:font-name-complex="Calibri2" style:font-weight-complex="bold"/>
    </style:style>
    <style:style style:name="T7" style:family="text">
      <style:text-properties style:font-name="Calibri" style:text-underline-style="solid" style:text-underline-width="auto" style:text-underline-color="font-color" style:font-name-complex="Calibri2" style:font-weight-complex="bold"/>
    </style:style>
    <style:style style:name="T8" style:family="text">
      <style:text-properties style:font-name="Calibri" style:text-underline-style="solid" style:text-underline-width="auto" style:text-underline-color="font-color" style:font-name-complex="Calibri2"/>
    </style:style>
    <style:style style:name="T9" style:family="text">
      <style:text-properties style:font-name="Calibri" style:text-underline-style="solid" style:text-underline-width="auto" style:text-underline-color="font-color" fo:font-weight="bold" style:font-weight-asian="bold" style:font-name-complex="Calibri2" style:font-weight-complex="bold"/>
    </style:style>
    <style:style style:name="T10" style:family="text">
      <style:text-properties style:font-name="Calibri" fo:font-style="italic" style:font-style-asian="italic" style:font-name-complex="Calibri2"/>
    </style:style>
    <style:style style:name="T11" style:family="text">
      <style:text-properties style:font-name="Calibri" fo:font-size="12pt" style:font-size-asian="12pt" style:font-name-complex="Calibri2"/>
    </style:style>
    <style:style style:name="T12" style:family="text">
      <style:text-properties style:font-name="Calibri" style:font-name-asian="Calibri2" style:language-asian="en" style:country-asian="US" style:font-name-complex="Calibri2"/>
    </style:style>
    <style:style style:name="T13" style:family="text">
      <style:text-properties fo:color="#1f3864" loext:opacity="100%" style:font-name="Calibri" fo:font-size="16pt" style:font-size-asian="16pt" style:font-name-complex="Calibri2" style:font-size-complex="16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14" style:family="text">
      <style:text-properties fo:color="#1f3864" loext:opacity="100%" style:font-name="Calibri" fo:font-size="16pt" fo:font-weight="bold" style:font-size-asian="16pt" style:font-weight-asian="bold" style:font-name-complex="Calibri2" style:font-size-complex="16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15" style:family="text">
      <style:text-properties fo:color="#4472c4" loext:opacity="100%" style:font-name="Calibri" fo:font-weight="bold" style:font-weight-asian="bold" style:font-name-complex="Calibri2">
        <loext:char-complex-color loext:theme-type="accent1" loext:color-type="theme"/>
      </style:text-properties>
    </style:style>
    <style:style style:name="T16" style:family="text">
      <style:text-properties fo:color="#4472c4" loext:opacity="100%" style:font-name="Calibri" fo:font-weight="bold" style:font-weight-asian="bold" style:font-name-complex="Calibri2" style:font-weight-complex="bold">
        <loext:char-complex-color loext:theme-type="accent1" loext:color-type="theme"/>
      </style:text-properties>
    </style:style>
    <style:style style:name="T17" style:family="text">
      <style:text-properties fo:color="#4472c4" loext:opacity="100%" style:font-name="Calibri" fo:font-weight="bold" style:font-weight-asian="bold" style:font-name-complex="Calibri2" style:font-weight-complex="bold">
        <loext:char-complex-color loext:theme-type="accent1" loext:color-type="theme"/>
      </style:text-properties>
    </style:style>
    <style:style style:name="T18" style:family="text">
      <style:text-properties fo:color="#4472c4" loext:opacity="100%" style:font-name="Calibri" fo:font-weight="bold" officeooo:rsid="000844e6" style:font-weight-asian="bold" style:font-name-complex="Calibri2" style:font-weight-complex="bold">
        <loext:char-complex-color loext:theme-type="accent1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2"><text:span text:style-name="T1">l</text:span><text:span text:style-name="T2">a soutenance de stage de BUT2</text:span></text:h>
      <text:p text:style-name="P5" loext:marker-style-name="T3"><text:span text:style-name="T3">10 min d’exposé et 5 minutes de questions</text:span><text:span text:style-name="T3"/></text:p>
      <text:h text:style-name="Heading_20_2" text:outline-level="2" loext:marker-style-name="T13"><text:span text:style-name="T13">Contenu</text:span><text:span text:style-name="T13"/></text:h>
      <text:p text:style-name="P6" loext:marker-style-name="T3"><text:span text:style-name="T3">- </text:span><text:span text:style-name="T5">Un premier visuel comportant </text:span><text:span text:style-name="T3">: votre nom, noms de votre maitre de stage et de votre tuteur universitaire, nom de l’entreprise, ville, en titre « Soutenance de stage », sous-titre résumant le sujet du stage/apprentissage, l’année universitaire, les logos (IUT, univ, entreprise).</text:span></text:p>
      <text:p text:style-name="P7" loext:marker-style-name="T5"/>
      <text:p text:style-name="P6" loext:marker-style-name="T3"><text:span text:style-name="T5">- Présenter l’entreprise en focalisant rapidement sur la mission du stage </text:span><text:span text:style-name="T15">(2 diapos) </text:span><text:span text:style-name="T3">: présenter l’entreprise très rapidement en focalisant que ce qui sert à comprendre le sujet du stage, puis présenter le sujet avec précision et clarté.</text:span></text:p>
      <text:p text:style-name="P13" loext:marker-style-name="T3"><text:span text:style-name="T3">Articuler « mission du stage » à la présentation de l’entreprise : « comment se fait-il que l’entreprise ait eu besoin de ce travail ? »</text:span><text:span text:style-name="T3"/></text:p>
      <text:p text:style-name="P14" loext:marker-style-name="T3"><text:span text:style-name="T3">Expliquer l’intérêt/utilité du travail demandé et préciser les utilisateurs du projet</text:span><text:span text:style-name="T3"/></text:p>
      <text:p text:style-name="P15" loext:marker-style-name="T3"><text:span text:style-name="T3">- </text:span><text:span text:style-name="T6">Citer les langages, technologies et outils utilisés sans vous y attarder </text:span><text:span text:style-name="T16">(1 diapo)</text:span><text:span text:style-name="T16"> </text:span><text:span text:style-name="T18">(pas besoins de pas passer bcp de temps </text:span></text:p>
      <text:p text:style-name="Standard" loext:marker-style-name="T15"><text:span text:style-name="T5">- Réalisation de la mission et état des lieux final </text:span><text:span text:style-name="T15">(7 diapos max)</text:span></text:p>
      <text:p text:style-name="Standard" loext:marker-style-name="T4"><text:span text:style-name="T4">Rendez-compte des principales étapes de votre travail </text:span><text:span text:style-name="T7">en expliquant et justifiant vos choix</text:span><text:span text:style-name="T4">. </text:span></text:p>
      <text:p text:style-name="Standard" loext:marker-style-name="T4"><text:span text:style-name="T4">(5 à 6 diapos)</text:span><text:span text:style-name="T4"/></text:p>
      <text:p text:style-name="Standard" loext:marker-style-name="T4"><text:span text:style-name="T4">Présentez</text:span><text:span text:style-name="T5"> </text:span><text:span text:style-name="T4">l’état de l’application telle que vous l’avez laissée (est-elle fonctionnelle ? est-elle déjà dans les mains des utilisateurs ? sinon qu’est-ce qui fonctionne/qui ne fonctionne pas ?) (1 diapo)</text:span></text:p>
      <text:p text:style-name="P10" loext:marker-style-name="T4"/>
      <text:p text:style-name="Standard" loext:marker-style-name="T15"><text:span text:style-name="T3">- </text:span><text:span text:style-name="T6">Présenter </text:span><text:span text:style-name="T5">un bilan de votre expérience </text:span><text:span text:style-name="T15">(1 diapo)</text:span></text:p>
      <text:p text:style-name="Standard" loext:marker-style-name="T4"><text:span text:style-name="T3">Présenter </text:span><text:span text:style-name="T5">un bilan convaincant et personnalisé. </text:span><text:span text:style-name="T4">Le bilan est le lieu où le stagiaire/apprenti prend du recul sur son expérience et fait part de ses réflexions sur ce que le stage/apprentissage lui a apporté sur les plans humain et technique. Evitez les lieux communs et généralités, soyez précis, concret. Cela demande de prendre un peu de distance. </text:span></text:p>
      <text:p text:style-name="Standard" loext:marker-style-name="T4"><text:span text:style-name="T4">Identifier les compétences mises en œuvre dans le stage en vous appuyant sur les AC : il ne s’agit pas de faire la démonstration de compétence mais d’appuyer le bilan technique et humain sur une ou plusieurs des compétences en précisant les apprentissages critiques.</text:span><text:span text:style-name="T4"/></text:p>
      <text:p text:style-name="P10" loext:marker-style-name="T4"/>
      <text:p text:style-name="Standard" loext:marker-style-name="T4"><text:span text:style-name="T4">Attention : ne prévoyez </text:span><text:span text:style-name="T7">pas de démo</text:span><text:span text:style-name="T4"> !</text:span></text:p>
      <text:p text:style-name="Standard" loext:marker-style-name="T4"><text:span text:style-name="T4"/></text:p>
      <text:p text:style-name="P21" loext:marker-style-name="T4"><text:span text:style-name="T4">Préparer pour répondre aux possibles questions</text:span></text:p>
      <text:p text:style-name="P21" loext:marker-style-name="T4"><text:span text:style-name="T4">si truc technique qu’on veut développer =&gt; « je reviendrai dessus si besoin/ vous avez des questions</text:span></text:p>
      <text:p text:style-name="P21" loext:marker-style-name="T4"><text:soft-page-break/><text:span text:style-name="T4">1minute par diapo</text:span></text:p>
      <text:p text:style-name="P11" loext:marker-style-name="T3"/>
      <text:p text:style-name="P16" loext:marker-style-name="T14"/>
      <text:h text:style-name="P2" text:outline-level="2" loext:marker-style-name="T13"><text:span text:style-name="T13">Conseils pour le diaporama et la prise de parole</text:span><text:span text:style-name="T13"/></text:h>
      <text:p text:style-name="Standard" loext:marker-style-name="T3"><text:span text:style-name="T3">Le diaporama (au format pdf) est à déposer sur Celene la veille de la soutenance. </text:span><text:span text:style-name="T3"/></text:p>
      <text:p text:style-name="P17" loext:marker-style-name="T9"><text:span text:style-name="T9">Le jour de la soutenance avoir une version PDF du diaporama pour anticiper tout problème</text:span><text:span text:style-name="T9"/></text:p>
      <text:list text:style-name="WWNum6">
        <text:list-item>
          <text:p text:style-name="P4" loext:marker-style-name="T3"><text:span text:style-name="T3">concevoir le diaporama comme un complément/une illustration de l’exposé/une aide pour comprendre, suivre</text:span><text:span text:style-name="T3"/></text:p>
        </text:list-item>
        <text:list-item>
          <text:p text:style-name="P4" loext:marker-style-name="T3"><text:span text:style-name="T3">une diapositive = quelques lignes ou un schéma simple (pas de long texte ; si c’est plus compliqué, s’en servir comme d’une image qui illustre par exemple la complexité de tel ou tel point ; éventuellement simplifier les schémas du rapport)</text:span><text:span text:style-name="T3"/></text:p>
        </text:list-item>
        <text:list-item>
          <text:p text:style-name="P4" loext:marker-style-name="T3"><text:span text:style-name="T3">bien se placer</text:span><text:span text:style-name="T10"> </text:span><text:span text:style-name="T3">par rapport aux visuels ; </text:span></text:p>
        </text:list-item>
        <text:list-item>
          <text:p text:style-name="P4" loext:marker-style-name="T3"><text:span text:style-name="T3">les copies d’écran et captures doivent être </text:span><text:span text:style-name="T8">lisibles</text:span></text:p>
        </text:list-item>
        <text:list-item>
          <text:p text:style-name="P4" loext:marker-style-name="T3"><text:span text:style-name="T3">considérer les visuels comme des compléments de l’exposé oral</text:span><text:span text:style-name="T3"/></text:p>
        </text:list-item>
        <text:list-item>
          <text:p text:style-name="P4" loext:marker-style-name="T3"><text:span text:style-name="T3">veiller au bon enchaînement des visuels (cohérence entre eux et par rapport au discours oral)</text:span><text:span text:style-name="T3"/></text:p>
        </text:list-item>
        <text:list-item>
          <text:p text:style-name="P4" loext:marker-style-name="T3"><text:span text:style-name="T3">utiliser une animation sobre, cohérente avec le texte pour faire apparaitre les informations au fur et à mesure des commentaires</text:span><text:span text:style-name="T3"/></text:p>
        </text:list-item>
        <text:list-item>
          <text:p text:style-name="P4" loext:marker-style-name="T3"><text:span text:style-name="T3">en cas de schéma ou d’informations plus complexes, <text:s/>pointer avec le laser /une grande règle ce qui est commenté </text:span><text:span text:style-name="T10"><text:s/></text:span></text:p>
        </text:list-item>
        <text:list-item>
          <text:p text:style-name="P4" loext:marker-style-name="T3"><text:span text:style-name="T3">ne pas surcharger les écrans (couleurs sobres, animation discrète)</text:span><text:span text:style-name="T3"/></text:p>
        </text:list-item>
        <text:list-item>
          <text:p text:style-name="P4" loext:marker-style-name="T3"><text:span text:style-name="T3">penser à la lisibilité (meilleur contraste avec un texte foncé sur fond clair ou inversement)</text:span><text:span text:style-name="T3"/></text:p>
        </text:list-item>
        <text:list-item>
          <text:p text:style-name="P4" loext:marker-style-name="T3"><text:span text:style-name="T4">personnaliser </text:span><text:span text:style-name="T3">les </text:span><text:span text:style-name="T6">titres</text:span><text:span text:style-name="T3"> et </text:span><text:span text:style-name="T6">sous-titres</text:span></text:p>
        </text:list-item>
        <text:list-item>
          <text:p text:style-name="P4" loext:marker-style-name="T3"><text:span text:style-name="T5">ne pas lire</text:span><text:span text:style-name="T3"> (utiliser si besoin les copies de visuels –documents par 6- comme aide-mémoire)</text:span></text:p>
        </text:list-item>
        <text:list-item>
          <text:p text:style-name="P4" loext:marker-style-name="T3"><text:span text:style-name="T5">ton </text:span><text:span text:style-name="T3">: bien travailler le timbre de la voix, le débit (</text:span><text:span text:style-name="T8">pas trop rapide</text:span><text:span text:style-name="T3">), l’aisance ; éviter le ton monocorde, articulez</text:span></text:p>
        </text:list-item>
        <text:list-item>
          <text:p text:style-name="P4" loext:marker-style-name="T3"><text:span text:style-name="T5">regard</text:span><text:span text:style-name="T3"> : regarder tout le monde</text:span></text:p>
        </text:list-item>
        <text:list-item>
          <text:p text:style-name="P4" loext:marker-style-name="T3"><text:span text:style-name="T5">attitude</text:span><text:span text:style-name="T3"> : dynamisme, un peu d’humour (à doser)</text:span></text:p>
        </text:list-item>
      </text:list>
      <text:p text:style-name="P12" loext:marker-style-name="T3"/>
      <text:h text:style-name="P3" text:outline-level="2" loext:marker-style-name="T11"><text:span text:style-name="T11">Langue  </text:span><text:span text:style-name="T11"/></text:h>
      <text:list text:style-name="WWNum1">
        <text:list-item>
          <text:p text:style-name="P19" loext:marker-style-name="T3"><text:span text:style-name="T3">phrases correctes et liens logiques</text:span><text:span text:style-name="T3"/></text:p>
        </text:list-item>
        <text:list-item>
          <text:p text:style-name="P19" loext:marker-style-name="T3"><text:span text:style-name="T3">vocabulaire : pas trop technique (cf. le rapport ; un peu moins soutenu)</text:span><text:span text:style-name="T3"/></text:p>
        </text:list-item>
      </text:list>
      <text:p text:style-name="P8" loext:marker-style-name="T5"/>
      <text:p text:style-name="P8" loext:marker-style-name="T5"/>
      <text:p text:style-name="P20" loext:marker-style-name="T5"><text:span text:style-name="T5">UNE GRILLE D’EVALUATION DE LA SOUTENANCE</text:span><text:span text:style-name="T5"/></text:p>
      <text:p text:style-name="P9" loext:marker-style-name="T5"/>
      <text:p text:style-name="P18" loext:marker-style-name="T12"><text:span text:style-name="T12">L’exposé est organisé</text:span><text:span text:style-name="T12"/></text:p>
      <text:p text:style-name="P18" loext:marker-style-name="T12"><text:span text:style-name="T12">L’étudiant respecte le temps imparti</text:span><text:span text:style-name="T12"/></text:p>
      <text:p text:style-name="P18" loext:marker-style-name="T12"><text:span text:style-name="T12">Le propos est clair, ce qui est dit sert à comprendre le sujet de stage</text:span><text:span text:style-name="T12"/></text:p>
      <text:p text:style-name="P18" loext:marker-style-name="T12"><text:span text:style-name="T12">Les visuels sont bien utilisés</text:span><text:span text:style-name="T12"/></text:p>
      <text:p text:style-name="P18" loext:marker-style-name="T12"><text:span text:style-name="T12">La langue est correcte et l’exposé compréhensible</text:span><text:span text:style-name="T12"/></text:p>
      <text:p text:style-name="P18" loext:marker-style-name="T12"><text:span text:style-name="T12">L’étudiant parle avec conviction et aisance</text:span><text:span text:style-name="T12"/></text:p>
      <text:p text:style-name="P18" loext:marker-style-name="T12"><text:span text:style-name="T12">L’étudiant est capable de répondre aux questions posées</text:span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20%" fo:text-align="justify" style:justify-single-word="false" fo:orphans="2" fo:widows="2" style:punctuation-wrap="hanging" style:vertical-align="baseline" style:writing-mode="lr-tb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.106cm" style:contextual-spacing="false" fo:text-align="center" style:justify-single-word="false" fo:keep-with-next="always"/>
      <style:text-properties fo:text-transform="uppercase"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423cm" fo:margin-bottom="0.106cm" style:contextual-spacing="false" fo:text-align="start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Marginalia" style:family="paragraph" style:parent-style-name="Standard" loext:linked-style-name="Commentaire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letter-kerning="false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style:font-name="Times New Roman" fo:font-family="'Times New Roman'" style:font-family-generic="roman" style:font-pitch="variable" fo:font-size="10pt" fo:font-weight="bold" style:letter-kerning="false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-" style:num-suffix="-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o" style:num-suffix="o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" style:num-suffix="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loext:num-list-format="" style:num-suffix="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loext:num-list-format="o" style:num-suffix="o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loext:num-list-format="" style:num-suffix="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loext:num-list-format="" style:num-suffix="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loext:num-list-format="o" style:num-suffix="o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loext:num-list-format="" style:num-suffix="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Corbe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Corbel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Corbe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Corbel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Corbel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Corbe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Corbel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Corbel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Corbe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/>
      </text:list-level-style-bullet>
      <text:list-level-style-number text:level="2" text:style-name="ListLabel_20_20" loext:num-list-format="o" style:num-suffix="o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" style:num-suffix="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num-list-format="" style:num-suffix="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num-list-format="o" style:num-suffix="o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4" loext:num-list-format="" style:num-suffix="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5" loext:num-list-format="" style:num-suffix="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num-list-format="o" style:num-suffix="o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num-list-format="" style:num-suffix="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-" style:num-suffix="-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number text:level="3" text:style-name="ListLabel_20_48" loext:num-list-format="" style:num-suffix="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9" loext:num-list-format="" style:num-suffix="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0" loext:num-list-format="o" style:num-suffix="o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51" loext:num-list-format="" style:num-suffix="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52" loext:num-list-format="" style:num-suffix="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53" loext:num-list-format="o" style:num-suffix="o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54" loext:num-list-format="" style:num-suffix="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lecteur</meta:initial-creator>
    <meta:editing-cycles>4</meta:editing-cycles>
    <meta:creation-date>2024-05-13T07:36:00</meta:creation-date>
    <dc:date>2026-03-04T11:12:02.330630552</dc:date>
    <meta:editing-duration>PT5M30S</meta:editing-duration>
    <meta:generator>LibreOffice/24.2.7.2$Linux_X86_64 LibreOffice_project/420$Build-2</meta:generator>
    <meta:document-statistic meta:table-count="0" meta:image-count="0" meta:object-count="0" meta:page-count="3" meta:paragraph-count="48" meta:word-count="701" meta:character-count="4195" meta:non-whitespace-character-count="3549"/>
    <meta:user-defined meta:name="AppVersion">16.0000</meta:user-defined>
    <meta:template xlink:type="simple" xlink:actuate="onRequest" xlink:title="Normal.dotm" xlink:href=""/>
  </office:meta>
</office:document-meta>
</file>